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fo:color="#800000"/>
    </style:style>
    <style:style style:name="T2" style:family="text">
      <style:text-properties fo:color="#8000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Game Start</text:p>
          </table:table-cell>
          <table:table-cell table:style-name="Table1.B1" office:value-type="string">
            <text:p text:style-name="Table_20_Contents"><text:span text:style-name="T2">*</text:span>Dealers Hand Value invisible (blank)</text:p>
            <text:p text:style-name="Table_20_Contents"><text:span text:style-name="T2">*</text:span>Players Hand Value invisible (blank)</text:p>
            <text:p text:style-name="Table_20_Contents"><text:span text:style-name="T2">*</text:span>No Cards</text:p>
            <text:p text:style-name="Table_20_Contents">GameStatus(“&lt;Player&gt;, place your bet”)</text:p>
            <text:p text:style-name="Table_20_Contents"><text:span text:style-name="T2">*</text:span>Display Players Name</text:p>
            <text:p text:style-name="Table_20_Contents"><text:span text:style-name="T2">*</text:span>Result label invisible</text:p>
            <text:p text:style-name="Table_20_Contents"><text:span text:style-name="T2">*</text:span>All buttons hidden</text:p>
            <text:p text:style-name="Table_20_Contents">Stack value stated</text:p>
            <text:p text:style-name="Table_20_Contents"><text:span text:style-name="T2">*</text:span>Bet value invisible (blank)</text:p>
            <text:p text:style-name="Table_20_Contents">Available chips displayed but disabled</text:p>
          </table:table-cell>
        </table:table-row>
        <table:table-row>
          <table:table-cell table:style-name="Table1.A2" office:value-type="string">
            <text:p text:style-name="Table_20_Contents">Player places chips in box</text:p>
          </table:table-cell>
          <table:table-cell table:style-name="Table1.B2" office:value-type="string">
            <text:p text:style-name="Table_20_Contents"><text:span text:style-name="T2">*</text:span>Update Bet Value</text:p>
            <text:p text:style-name="Table_20_Contents">Update Stack Value</text:p>
            <text:p text:style-name="Table_20_Contents">Update available chips</text:p>
          </table:table-cell>
        </table:table-row>
        <table:table-row>
          <table:table-cell table:style-name="Table1.A2" office:value-type="string">
            <text:p text:style-name="Table_20_Contents">Done button pressed</text:p>
          </table:table-cell>
          <table:table-cell table:style-name="Table1.B2" office:value-type="string">
            <text:p text:style-name="Table_20_Contents">Ask about insurance if necessary </text:p>
            <text:p text:style-name="Table_20_Contents"><text:s text:c="5"/><text:span text:style-name="T2">*</text:span>display yes and no only</text:p>
            <text:p text:style-name="Table_20_Contents"><text:span text:style-name="T2">*</text:span>Deal and display initial hand</text:p>
            <text:p text:style-name="Table_20_Contents"><text:span text:style-name="T2">*</text:span>Update Dealer Hand Value</text:p>
            <text:p text:style-name="Table_20_Contents"><text:span text:style-name="T2">*</text:span>Update Players Hand Value</text:p>
            <text:p text:style-name="Table_20_Contents"><text:span text:style-name="T2">*</text:span>Hide Done button</text:p>
            <text:p text:style-name="Table_20_Contents"><text:span text:style-name="T2">*</text:span>GameStatus(“What would you like to do?”)</text:p>
            <text:p text:style-name="Table_20_Contents">Disable stack chips and bet box</text:p>
          </table:table-cell>
        </table:table-row>
        <table:table-row>
          <table:table-cell table:style-name="Table1.A2" office:value-type="string">
            <text:p text:style-name="Table_20_Contents">Hand Played</text:p>
          </table:table-cell>
          <table:table-cell table:style-name="Table1.B2" office:value-type="string">
            <text:p text:style-name="Table_20_Contents"><text:span text:style-name="T2">*</text:span>Update player name</text:p>
            <text:p text:style-name="Table_20_Contents"><text:span text:style-name="T2">*</text:span>Update playing buttons</text:p>
            <text:p text:style-name="Table_20_Contents"><text:span text:style-name="T2">*</text:span>Hide all buttons if 21 reached or bust</text:p>
            <text:p text:style-name="Table_20_Contents"><text:span text:style-name="T2">*</text:span>Update cards</text:p>
            <text:p text:style-name="Table_20_Contents"><text:span text:style-name="T2">*</text:span>Update Dealer Hand Value</text:p>
            <text:p text:style-name="Table_20_Contents"><text:span text:style-name="T2">*</text:span>Update Player Hand Value</text:p>
          </table:table-cell>
        </table:table-row>
        <table:table-row>
          <table:table-cell table:style-name="Table1.A2" office:value-type="string">
            <text:p text:style-name="Table_20_Contents">Hand Ended</text:p>
          </table:table-cell>
          <table:table-cell table:style-name="Table1.B2" office:value-type="string">
            <text:p text:style-name="Table_20_Contents">Display result status</text:p>
            <text:p text:style-name="Table_20_Contents"><text:span text:style-name="T2">*</text:span>Update stack with winnings</text:p>
            <text:p text:style-name="Table_20_Contents"><text:span text:style-name="T2">*</text:span>Clear bet value (blank)</text:p>
            <text:p text:style-name="Table_20_Contents"><text:span text:style-name="T2">*</text:span>Clear bet box of chip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Repeat from Game Star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bo </meta:initial-creator>
    <meta:creation-date>2012-10-10T21:47:44</meta:creation-date>
    <dc:date>2012-10-11T00:31:39</dc:date>
    <dc:creator>Jimbo </dc:creator>
    <meta:editing-duration>PT1H42M44S</meta:editing-duration>
    <meta:editing-cycles>6</meta:editing-cycles>
    <meta:generator>LibreOffice/3.5$Linux_x86 LibreOffice_project/350m1$Build-2</meta:generator>
    <meta:document-statistic meta:table-count="1" meta:image-count="0" meta:object-count="0" meta:page-count="2" meta:paragraph-count="37" meta:word-count="142" meta:character-count="894" meta:non-whitespace-character-count="783"/>
  </office:meta>
</office:document-meta>
</file>